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88.47pt" svg:height="350.87pt" svg:x="219.26pt" svg:y="53.46pt">
            <draw:object draw:notify-on-update-of-ranges="Sheet1.A3:Sheet1.A21 Sheet1.C2:Sheet1.C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day_numb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fected</text:p>
          </table:table-cell>
          <table:table-cell table:number-columns-repeated="9"/>
          <table:table-cell office:value-type="string" calcext:value-type="string">
            <text:p>day_numb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eath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3/06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20/03/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3/07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string" calcext:value-type="string">
            <text:p>20/03/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3/08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string" calcext:value-type="string">
            <text:p>20/03/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3/09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20/03/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/03/10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string" calcext:value-type="string">
            <text:p>20/03/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/03/11</text:p>
          </table:table-cell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string" calcext:value-type="string">
            <text:p>20/03/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/03/12</text:p>
          </table:table-cell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string" calcext:value-type="string">
            <text:p>20/03/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/03/13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string" calcext:value-type="string">
            <text:p>20/03/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/03/14</text:p>
          </table:table-cell>
          <table:table-cell office:value-type="float" office:value="24" calcext:value-type="float">
            <text:p>24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string" calcext:value-type="string">
            <text:p>20/03/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/03/15</text:p>
          </table:table-cell>
          <table:table-cell office:value-type="float" office:value="45" calcext:value-type="float">
            <text:p>45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string" calcext:value-type="string">
            <text:p>20/03/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/03/16</text:p>
          </table:table-cell>
          <table:table-cell office:value-type="float" office:value="54" calcext:value-type="float">
            <text:p>54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office:value-type="string" calcext:value-type="string">
            <text:p>20/03/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/03/17</text:p>
          </table:table-cell>
          <table:table-cell office:value-type="float" office:value="75" calcext:value-type="float">
            <text:p>75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office:value-type="string" calcext:value-type="string">
            <text:p>20/03/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/03/18</text:p>
          </table:table-cell>
          <table:table-cell office:value-type="float" office:value="102" calcext:value-type="float">
            <text:p>102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office:value-type="string" calcext:value-type="string">
            <text:p>20/03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/03/19</text:p>
          </table:table-cell>
          <table:table-cell office:value-type="float" office:value="128" calcext:value-type="float">
            <text:p>128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string" calcext:value-type="string">
            <text:p>20/03/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/03/20</text:p>
          </table:table-cell>
          <table:table-cell office:value-type="float" office:value="158" calcext:value-type="float">
            <text:p>158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office:value-type="string" calcext:value-type="string">
            <text:p>20/03/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/03/21</text:p>
          </table:table-cell>
          <table:table-cell office:value-type="float" office:value="210" calcext:value-type="float">
            <text:p>210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office:value-type="string" calcext:value-type="string">
            <text:p>20/03/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/03/22</text:p>
          </table:table-cell>
          <table:table-cell office:value-type="float" office:value="235" calcext:value-type="float">
            <text:p>235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office:value-type="string" calcext:value-type="string">
            <text:p>20/03/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/03/23</text:p>
          </table:table-cell>
          <table:table-cell office:value-type="float" office:value="306" calcext:value-type="float">
            <text:p>306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office:value-type="string" calcext:value-type="string">
            <text:p>20/03/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/03/24</text:p>
          </table:table-cell>
          <table:table-cell office:value-type="float" office:value="378" calcext:value-type="float">
            <text:p>378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office:value-type="string" calcext:value-type="string">
            <text:p>20/03/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/03/25</text:p>
          </table:table-cell>
          <table:table-cell office:value-type="float" office:value="470" calcext:value-type="float">
            <text:p>470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string" calcext:value-type="string">
            <text:p>20/03/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/03/26</text:p>
          </table:table-cell>
          <table:table-cell office:value-type="float" office:value="491" calcext:value-type="float">
            <text:p>491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office:value-type="string" calcext:value-type="string">
            <text:p>20/03/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/03/27</text:p>
          </table:table-cell>
          <table:table-cell office:value-type="float" office:value="539" calcext:value-type="float">
            <text:p>539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15:41:36.1187417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4:58:14.654394270</meta:creation-date>
    <dc:date>2020-03-27T15:43:36.515712185</dc:date>
    <meta:editing-duration>PT10M57S</meta:editing-duration>
    <meta:editing-cycles>2</meta:editing-cycles>
    <meta:generator>LibreOffice/6.0.7.3$Linux_X86_64 LibreOffice_project/00m0$Build-3</meta:generator>
    <meta:document-statistic meta:table-count="1" meta:cell-count="1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761cm" svg:height="12.379cm" xlink:href=".." xlink:type="simple" chart:class="chart:scatter" chart:style-name="ch1">
        <chart:legend chart:legend-position="end" svg:x="15.792cm" svg:y="5.641cm" style:legend-expansion="high" chart:style-name="ch2"/>
        <chart:plot-area chart:style-name="ch3" table:cell-range-address="Sheet1.A3:Sheet1.A21 Sheet1.C2:Sheet1.C21" svg:x="-0.026cm" svg:y="0.273cm" svg:width="14.961cm" svg:height="11.884cm">
          <chartooo:coordinate-region svg:x="0.781cm" svg:y="0.472cm" svg:width="13.967cm" svg:height="11.0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1" chart:class="chart:scatter">
            <chart:domain table:cell-range-address="Sheet1.A3:Sheet1.A21"/>
            <chart:regression-curve chart:style-name="ch7">
              <chart:equation chart:display-equation="true" chart:display-r-square="true" svg:x="1.486cm" svg:y="0.735cm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3:Sheet1.A21</svg:desc>
                </draw:g>
              </table:table-cell>
              <table:table-cell office:value-type="float" office:value="1">
                <text:p>1</text:p>
                <draw:g>
                  <svg:desc>Sheet1.C2:Sheet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470">
                <text:p>4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